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1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1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2LVL2" text:bullet-char="">
        <style:list-level-properties text:space-before="0.752in" text:min-label-width="0in" text:list-level-position-and-space-mode="label-alignment">
          <style:list-level-label-alignment text:label-followed-by="listtab" fo:margin-left="0.752in" fo:text-indent="0in"/>
        </style:list-level-properties>
        <style:text-properties style:font-name="Symbol"/>
      </text:list-level-style-bullet>
      <text:list-level-style-number text:level="3" text:style-name="WW_CharLFO2LVL3" style:num-format="i">
        <style:list-level-properties text:space-before="1.252in" text:min-label-width="0in" text:list-level-position-and-space-mode="label-alignment">
          <style:list-level-label-alignment text:label-followed-by="listtab" fo:margin-left="1.252in" fo:text-indent="0in"/>
        </style:list-level-properties>
      </text:list-level-style-number>
      <text:list-level-style-number text:level="4" text:style-name="WW_CharLFO2LVL4" style:num-format="1">
        <style:list-level-properties text:space-before="1.752in" text:min-label-width="0in" text:list-level-position-and-space-mode="label-alignment">
          <style:list-level-label-alignment text:label-followed-by="listtab" fo:margin-left="1.75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2in" text:min-label-width="0in" text:list-level-position-and-space-mode="label-alignment">
          <style:list-level-label-alignment text:label-followed-by="listtab" fo:margin-left="2.252in" fo:text-indent="0in"/>
        </style:list-level-properties>
      </text:list-level-style-number>
      <text:list-level-style-number text:level="6" text:style-name="WW_CharLFO2LVL6" style:num-format="i">
        <style:list-level-properties text:space-before="2.752in" text:min-label-width="0in" text:list-level-position-and-space-mode="label-alignment">
          <style:list-level-label-alignment text:label-followed-by="listtab" fo:margin-left="2.752in" fo:text-indent="0in"/>
        </style:list-level-properties>
      </text:list-level-style-number>
      <text:list-level-style-number text:level="7" text:style-name="WW_CharLFO2LVL7" style:num-format="1">
        <style:list-level-properties text:space-before="3.252in" text:min-label-width="0in" text:list-level-position-and-space-mode="label-alignment">
          <style:list-level-label-alignment text:label-followed-by="listtab" fo:margin-left="3.25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2in" text:min-label-width="0in" text:list-level-position-and-space-mode="label-alignment">
          <style:list-level-label-alignment text:label-followed-by="listtab" fo:margin-left="3.752in" fo:text-indent="0in"/>
        </style:list-level-properties>
      </text:list-level-style-number>
      <text:list-level-style-number text:level="9" text:style-name="WW_CharLFO2LVL9" style:num-format="i">
        <style:list-level-properties text:space-before="4.252in" text:min-label-width="0in" text:list-level-position-and-space-mode="label-alignment">
          <style:list-level-label-alignment text:label-followed-by="listtab" fo:margin-left="4.25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3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Courier New"/>
      </text:list-level-style-bullet>
      <text:list-level-style-bullet text:level="7" text:style-name="WW_CharLFO3LVL7" text:bullet-char="•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Courier New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4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4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4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style:style style:name="P1" style:parent-style-name="Normal" style:master-page-name="MP0" style:family="paragraph">
      <style:paragraph-properties fo:break-before="page" fo:margin-bottom="0.1333in" fo:line-height="162%" fo:margin-left="0in" fo:margin-right="0.0006in" fo:text-indent="0in">
        <style:tab-stops/>
      </style:paragraph-properties>
    </style:style>
    <style:style style:name="T2" style:parent-style-name="Fuentedepárrafopredeter." style:family="text">
      <style:text-properties fo:color="#000000" fo:font-size="15pt" style:font-size-asian="15pt"/>
    </style:style>
    <style:style style:name="P3" style:parent-style-name="Título1" style:family="paragraph">
      <style:paragraph-properties fo:margin-left="-0.0034in">
        <style:tab-stops/>
      </style:paragraph-properties>
    </style:style>
    <style:style style:name="T4" style:parent-style-name="Fuentedepárrafopredeter." style:family="text">
      <style:text-properties fo:color="#333333" style:text-underline-type="none" style:text-underline-color="#000000"/>
    </style:style>
    <style:style style:name="P5" style:parent-style-name="Normal" style:family="paragraph">
      <style:paragraph-properties fo:margin-bottom="0.2in" fo:margin-left="0.2493in" fo:margin-right="0.0361in" fo:text-indent="-0.25in">
        <style:tab-stops/>
      </style:paragraph-properties>
    </style:style>
    <style:style style:name="T6" style:parent-style-name="Fuentedepárrafopredeter." style:family="text">
      <style:text-properties style:font-name="Arial" style:font-name-asian="Arial" style:font-name-complex="Arial"/>
    </style:style>
    <style:style style:name="P7" style:parent-style-name="Normal" style:family="paragraph">
      <style:paragraph-properties fo:margin-bottom="0.3861in" fo:line-height="105%" fo:margin-left="0.2597in" fo:text-indent="0in">
        <style:tab-stops/>
      </style:paragraph-properties>
    </style:style>
    <style:style style:name="P8" style:parent-style-name="Título1" style:family="paragraph">
      <style:paragraph-properties fo:margin-left="-0.0034in">
        <style:tab-stops/>
      </style:paragraph-properties>
    </style:style>
    <style:style style:name="T9" style:parent-style-name="Fuentedepárrafopredeter." style:family="text">
      <style:text-properties fo:color="#333333" style:text-underline-type="none" style:text-underline-color="#000000"/>
    </style:style>
    <style:style style:name="P10" style:parent-style-name="Normal" style:family="paragraph">
      <style:paragraph-properties fo:margin-right="0.0361in" fo:text-indent="-0.25in"/>
    </style:style>
    <style:style style:name="P11" style:parent-style-name="Normal" style:family="paragraph">
      <style:paragraph-properties fo:margin-bottom="0.1729in" fo:line-height="105%" fo:margin-left="0in" fo:text-indent="0in">
        <style:tab-stops/>
      </style:paragraph-properties>
      <style:text-properties fo:font-weight="bold" style:font-weight-asian="bold" style:font-weight-complex="bold"/>
    </style:style>
    <style:style style:name="P12" style:parent-style-name="Normal" style:family="paragraph">
      <style:paragraph-properties fo:margin-right="0.0361in" fo:text-indent="-0.25in"/>
    </style:style>
    <style:style style:name="P13" style:parent-style-name="Normal" style:family="paragraph">
      <style:paragraph-properties fo:margin-bottom="0.1736in" fo:line-height="105%" fo:margin-left="0in" fo:text-indent="0in">
        <style:tab-stops/>
      </style:paragraph-properties>
    </style:style>
    <style:style style:name="P14" style:parent-style-name="Normal" style:family="paragraph">
      <style:paragraph-properties fo:margin-bottom="0.1736in" fo:line-height="105%" fo:margin-left="0in" fo:text-indent="0in">
        <style:tab-stops/>
      </style:paragraph-properties>
    </style:style>
    <style:style style:name="P15" style:parent-style-name="Normal" style:family="paragraph">
      <style:paragraph-properties fo:margin-bottom="0.1736in" fo:line-height="105%" fo:margin-left="0in" fo:text-indent="0in">
        <style:tab-stops/>
      </style:paragraph-properties>
    </style:style>
    <style:style style:name="P16" style:parent-style-name="Normal" style:family="paragraph">
      <style:paragraph-properties fo:margin-bottom="0.1736in" fo:line-height="105%" fo:margin-left="0in" fo:text-indent="0in">
        <style:tab-stops/>
      </style:paragraph-properties>
    </style:style>
    <style:style style:name="P17" style:parent-style-name="Normal" style:family="paragraph">
      <style:paragraph-properties fo:margin-bottom="0.0986in" fo:margin-right="0.0361in" fo:text-indent="-0.25in"/>
    </style:style>
    <style:style style:name="P18" style:parent-style-name="Normal" style:family="paragraph">
      <style:paragraph-properties fo:margin-bottom="0.0041in" fo:margin-right="2.1513in" fo:text-indent="-0.25in"/>
    </style:style>
    <style:style style:name="T1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20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21" style:parent-style-name="Normal" style:family="paragraph">
      <style:paragraph-properties fo:margin-bottom="0.0041in" fo:margin-left="0.5201in" fo:margin-right="2.1513in" fo:text-indent="0in">
        <style:tab-stops/>
      </style:paragraph-properties>
    </style:style>
    <style:style style:name="P22" style:parent-style-name="Normal" style:family="paragraph">
      <style:paragraph-properties fo:margin-bottom="0.0041in" fo:margin-left="0.5201in" fo:margin-right="2.1513in" fo:text-indent="0in">
        <style:tab-stops/>
      </style:paragraph-properties>
    </style:style>
    <style:style style:name="P23" style:parent-style-name="Normal" style:family="paragraph">
      <style:paragraph-properties fo:margin-right="2.1513in" fo:text-indent="-0.25in"/>
    </style:style>
    <style:style style:name="P24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25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26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27" style:parent-style-name="Título1" style:family="paragraph">
      <style:paragraph-properties fo:margin-left="-0.0034in">
        <style:tab-stops/>
      </style:paragraph-properties>
    </style:style>
    <style:style style:name="T28" style:parent-style-name="Fuentedepárrafopredeter." style:family="text">
      <style:text-properties fo:color="#333333" style:text-underline-type="none" style:text-underline-color="#000000"/>
    </style:style>
    <style:style style:name="P29" style:parent-style-name="Normal" style:family="paragraph">
      <style:paragraph-properties fo:margin-right="0.0361in" fo:text-indent="-0.25in"/>
    </style:style>
    <style:style style:name="P30" style:parent-style-name="Normal" style:family="paragraph">
      <style:paragraph-properties fo:margin-bottom="0.1729in" fo:line-height="105%" fo:margin-left="0in" fo:text-indent="0in">
        <style:tab-stops/>
      </style:paragraph-properties>
    </style:style>
    <style:style style:name="P31" style:parent-style-name="Normal" style:family="paragraph">
      <style:paragraph-properties fo:margin-bottom="0.1729in" fo:line-height="105%" fo:margin-left="0in" fo:text-indent="0in">
        <style:tab-stops/>
      </style:paragraph-properties>
    </style:style>
    <style:style style:name="P32" style:parent-style-name="Normal" style:family="paragraph">
      <style:paragraph-properties fo:margin-right="0.0361in" fo:text-indent="-0.25in"/>
    </style:style>
    <style:style style:name="P33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4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5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6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7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8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9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P40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P41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P42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P43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P44" style:parent-style-name="Normal" style:family="paragraph">
      <style:paragraph-properties fo:margin-right="0.0361in" fo:text-indent="-0.25in"/>
    </style:style>
    <style:style style:name="P45" style:parent-style-name="Normal" style:family="paragraph">
      <style:paragraph-properties fo:margin-bottom="0.1763in" fo:line-height="105%" fo:margin-left="0in" fo:text-indent="0in">
        <style:tab-stops/>
      </style:paragraph-properties>
    </style:style>
    <style:style style:name="P46" style:parent-style-name="Normal" style:family="paragraph">
      <style:paragraph-properties fo:margin-bottom="0.1763in" fo:line-height="105%" fo:margin-left="0in" fo:text-indent="0in">
        <style:tab-stops/>
      </style:paragraph-properties>
    </style:style>
    <style:style style:name="P47" style:parent-style-name="Normal" style:family="paragraph">
      <style:paragraph-properties fo:margin-right="0.0361in" fo:text-indent="-0.25in"/>
    </style:style>
    <style:style style:name="P48" style:parent-style-name="Normal" style:family="paragraph">
      <style:paragraph-properties fo:margin-bottom="0.1763in" fo:line-height="105%" fo:margin-left="0in" fo:text-indent="0in">
        <style:tab-stops/>
      </style:paragraph-properties>
      <style:text-properties style:font-name="Calibri" style:font-name-asian="Calibri" style:font-name-complex="Calibri" fo:color="#000000" fo:font-size="11pt" style:font-size-asian="11pt"/>
    </style:style>
    <style:style style:name="P49" style:parent-style-name="Normal" style:family="paragraph">
      <style:paragraph-properties fo:margin-bottom="0.1763in" fo:line-height="105%" fo:margin-left="0in" fo:text-indent="0in">
        <style:tab-stops/>
      </style:paragraph-properties>
      <style:text-properties style:font-name="Calibri" style:font-name-asian="Calibri" style:font-name-complex="Calibri" fo:color="#000000" fo:font-size="11pt" style:font-size-asian="11pt"/>
    </style:style>
    <style:style style:name="P50" style:parent-style-name="Normal" style:family="paragraph">
      <style:paragraph-properties fo:margin-bottom="0.1763in" fo:line-height="105%" fo:margin-left="0in" fo:text-indent="0in">
        <style:tab-stops/>
      </style:paragraph-properties>
      <style:text-properties style:font-name="Calibri" style:font-name-asian="Calibri" style:font-name-complex="Calibri" fo:color="#000000" fo:font-size="11pt" style:font-size-asian="11pt"/>
    </style:style>
    <style:style style:name="P51" style:parent-style-name="Normal" style:family="paragraph">
      <style:paragraph-properties fo:margin-bottom="0.1763in" fo:line-height="105%" fo:margin-left="0in" fo:text-indent="0in">
        <style:tab-stops/>
      </style:paragraph-properties>
      <style:text-properties style:font-name="Calibri" style:font-name-asian="Calibri" style:font-name-complex="Calibri" fo:color="#000000" fo:font-size="11pt" style:font-size-asian="11pt"/>
    </style:style>
    <style:style style:name="P52" style:parent-style-name="Normal" style:family="paragraph">
      <style:paragraph-properties fo:margin-bottom="0.1763in" fo:line-height="105%" fo:margin-left="0in" fo:text-indent="0in">
        <style:tab-stops/>
      </style:paragraph-properties>
      <style:text-properties style:font-name="Calibri" style:font-name-asian="Calibri" style:font-name-complex="Calibri" fo:color="#000000" fo:font-size="11pt" style:font-size-asian="11pt"/>
    </style:style>
    <style:style style:name="P53" style:parent-style-name="Normal" style:family="paragraph">
      <style:paragraph-properties fo:margin-bottom="0.1763in" fo:line-height="105%" fo:margin-left="0in" fo:text-indent="0in">
        <style:tab-stops/>
      </style:paragraph-properties>
    </style:style>
    <style:style style:name="T5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55" style:parent-style-name="Normal" style:family="paragraph">
      <style:paragraph-properties fo:margin-right="0.0361in" fo:text-indent="-0.25in"/>
    </style:style>
    <style:style style:name="P56" style:parent-style-name="Normal" style:family="paragraph">
      <style:paragraph-properties fo:margin-bottom="0.1763in" fo:line-height="105%" fo:margin-left="0in" fo:text-indent="0in">
        <style:tab-stops/>
      </style:paragraph-properties>
    </style:style>
    <style:style style:name="T57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58" style:parent-style-name="Normal" style:family="paragraph">
      <style:paragraph-properties fo:margin-right="0.0361in" fo:text-indent="-0.25in"/>
    </style:style>
    <style:style style:name="P59" style:parent-style-name="Normal" style:family="paragraph">
      <style:paragraph-properties fo:margin-bottom="0.1729in" fo:line-height="105%" fo:margin-left="0in" fo:text-indent="0in">
        <style:tab-stops/>
      </style:paragraph-properties>
    </style:style>
    <style:style style:name="P60" style:parent-style-name="Normal" style:family="paragraph">
      <style:paragraph-properties fo:margin-right="0.0361in" fo:text-indent="-0.25in"/>
    </style:style>
    <style:style style:name="P61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62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63" style:parent-style-name="Normal" style:family="paragraph">
      <style:paragraph-properties fo:margin-right="0.0361in" fo:text-indent="-0.25in"/>
    </style:style>
    <style:style style:name="P64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6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66" style:parent-style-name="Normal" style:family="paragraph">
      <style:paragraph-properties fo:margin-bottom="0.143in" fo:line-height="160%" fo:margin-right="0.0361in" fo:text-indent="-0.25in"/>
    </style:style>
    <style:style style:name="T67" style:parent-style-name="Fuentedepárrafopredeter." style:family="text">
      <style:text-properties fo:font-weight="bold" style:font-weight-asian="bold"/>
    </style:style>
    <style:style style:name="T6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69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70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71" style:parent-style-name="Normal" style:family="paragraph">
      <style:paragraph-properties fo:text-align="end" fo:margin-bottom="0.1701in" fo:line-height="105%" fo:margin-left="0in" fo:text-indent="0in">
        <style:tab-stops/>
      </style:paragraph-properties>
    </style:style>
    <style:style style:name="T72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73" style:parent-style-name="Normal" style:family="paragraph">
      <style:paragraph-properties fo:margin-bottom="0.1958in" fo:line-height="135%" fo:margin-right="0.0361in" fo:text-indent="-0.25in"/>
    </style:style>
    <style:style style:name="T74" style:parent-style-name="Fuentedepárrafopredeter." style:family="text">
      <style:text-properties fo:font-weight="bold" style:font-weight-asian="bold"/>
    </style:style>
    <style:style style:name="T7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76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77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78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79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80" style:parent-style-name="Normal" style:family="paragraph">
      <style:paragraph-properties fo:margin-bottom="0.0951in" fo:margin-right="0.0361in" fo:text-indent="-0.25in"/>
    </style:style>
    <style:style style:name="P81" style:parent-style-name="Normal" style:family="paragraph">
      <style:paragraph-properties fo:margin-bottom="0.2256in" fo:margin-left="0.2666in" fo:margin-right="2.0055in">
        <style:tab-stops/>
      </style:paragraph-properties>
    </style:style>
    <style:style style:name="T8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83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84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8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86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87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8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89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90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91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92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93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94" style:parent-style-name="Normal" style:family="paragraph">
      <style:paragraph-properties fo:text-align="end" fo:margin-bottom="0in" fo:line-height="105%" fo:margin-left="-0.0041in" fo:text-indent="0in">
        <style:tab-stops/>
      </style:paragraph-properties>
    </style:style>
    <style:style style:name="T9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96" style:parent-style-name="Normal" style:family="paragraph">
      <style:paragraph-properties fo:margin-bottom="0.1972in" fo:line-height="132%" fo:margin-right="0.0361in" fo:text-indent="-0.25in"/>
    </style:style>
    <style:style style:name="T9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98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99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00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01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02" style:parent-style-name="Normal" style:family="paragraph">
      <style:paragraph-properties fo:margin-bottom="0.0993in" fo:margin-right="0.0361in" fo:text-indent="-0.25in"/>
    </style:style>
    <style:style style:name="P103" style:parent-style-name="Normal" style:family="paragraph">
      <style:paragraph-properties fo:margin-bottom="0.2437in" fo:margin-right="1.8888in" fo:text-indent="-0.25in"/>
    </style:style>
    <style:style style:name="T104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10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06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07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08" style:parent-style-name="Normal" style:family="paragraph">
      <style:paragraph-properties fo:text-align="end" fo:margin-bottom="0.1736in" fo:line-height="105%" fo:margin-left="0in" fo:text-indent="0in">
        <style:tab-stops/>
      </style:paragraph-properties>
    </style:style>
    <style:style style:name="T109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10" style:parent-style-name="Normal" style:family="paragraph">
      <style:paragraph-properties fo:margin-bottom="0.0979in" fo:margin-right="0.0361in" fo:text-indent="-0.25in"/>
    </style:style>
    <style:style style:name="P111" style:parent-style-name="Normal" style:family="paragraph">
      <style:paragraph-properties fo:margin-right="1.8888in" fo:text-indent="-0.25in"/>
    </style:style>
    <style:style style:name="T11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13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14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1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16" style:parent-style-name="Normal" style:family="paragraph">
      <style:paragraph-properties fo:margin-bottom="0.0979in" fo:margin-right="0.0361in" fo:text-indent="-0.25in"/>
    </style:style>
    <style:style style:name="P117" style:parent-style-name="Normal" style:family="paragraph">
      <style:paragraph-properties fo:margin-bottom="0.009in" fo:margin-right="1.8888in" fo:text-indent="-0.25in"/>
    </style:style>
    <style:style style:name="P118" style:parent-style-name="Normal" style:family="paragraph">
      <style:paragraph-properties fo:margin-right="1.8888in" fo:text-indent="-0.25in"/>
    </style:style>
    <style:style style:name="T11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20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21" style:parent-style-name="Normal" style:family="paragraph">
      <style:paragraph-properties fo:text-align="end" fo:margin-bottom="0.1701in" fo:line-height="105%" fo:margin-left="0in" fo:text-indent="0in">
        <style:tab-stops/>
      </style:paragraph-properties>
    </style:style>
    <style:style style:name="T122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23" style:parent-style-name="Normal" style:family="paragraph">
      <style:paragraph-properties fo:margin-bottom="0.1958in" fo:line-height="135%" fo:margin-right="0.0361in" fo:text-indent="-0.25in"/>
    </style:style>
    <style:style style:name="T124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25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26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27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28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29" style:parent-style-name="Normal" style:family="paragraph">
      <style:paragraph-properties fo:margin-right="0.0361in" fo:text-indent="-0.25in"/>
    </style:style>
    <style:style style:name="P130" style:parent-style-name="Normal" style:family="paragraph">
      <style:paragraph-properties fo:text-align="end" fo:margin-bottom="0.1701in" fo:line-height="105%" fo:margin-left="0in" fo:text-indent="0in">
        <style:tab-stops/>
      </style:paragraph-properties>
    </style:style>
    <style:style style:name="T131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32" style:parent-style-name="Normal" style:family="paragraph">
      <style:paragraph-properties fo:margin-bottom="0.0979in" fo:margin-right="0.0361in" fo:text-indent="-0.25in"/>
    </style:style>
    <style:style style:name="P133" style:parent-style-name="Normal" style:family="paragraph">
      <style:paragraph-properties fo:margin-bottom="0.2437in" fo:margin-right="1.8888in" fo:text-indent="-0.25in"/>
    </style:style>
    <style:style style:name="T134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35" style:parent-style-name="Normal" style:family="paragraph">
      <style:paragraph-properties fo:text-align="end" fo:margin-bottom="0in" fo:line-height="105%" fo:margin-left="0in" fo:text-indent="0in">
        <style:tab-stops/>
      </style:paragraph-properties>
    </style:style>
    <style:style style:name="T136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37" style:parent-style-name="Título1" style:family="paragraph">
      <style:paragraph-properties fo:margin-left="-0.0034in">
        <style:tab-stops/>
      </style:paragraph-properties>
    </style:style>
    <style:style style:name="T138" style:parent-style-name="Fuentedepárrafopredeter." style:family="text">
      <style:text-properties fo:color="#333333" style:text-underline-type="none" style:text-underline-color="#000000"/>
    </style:style>
    <style:style style:name="P139" style:parent-style-name="Normal" style:family="paragraph">
      <style:paragraph-properties fo:margin-right="0.0361in" fo:text-indent="-0.25in"/>
    </style:style>
    <style:style style:name="P140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41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42" style:parent-style-name="Normal" style:family="paragraph">
      <style:paragraph-properties fo:margin-right="0.0361in" fo:text-indent="-0.25in"/>
    </style:style>
    <style:style style:name="P143" style:parent-style-name="Normal" style:family="paragraph">
      <style:paragraph-properties fo:text-align="end" fo:margin-bottom="0.1736in" fo:line-height="105%" fo:margin-left="0in" fo:text-indent="0in">
        <style:tab-stops/>
      </style:paragraph-properties>
    </style:style>
    <style:style style:name="T14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45" style:parent-style-name="Normal" style:family="paragraph">
      <style:paragraph-properties fo:margin-right="0.0361in" fo:text-indent="-0.25in"/>
    </style:style>
    <style:style style:name="P146" style:parent-style-name="Normal" style:family="paragraph">
      <style:paragraph-properties fo:text-align="end" fo:margin-bottom="0.1736in" fo:line-height="105%" fo:margin-left="0in" fo:text-indent="0in">
        <style:tab-stops/>
      </style:paragraph-properties>
    </style:style>
    <style:style style:name="T147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48" style:parent-style-name="Normal" style:family="paragraph">
      <style:paragraph-properties fo:margin-right="0.0361in" fo:text-indent="-0.25in"/>
    </style:style>
    <style:style style:name="P149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50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51" style:parent-style-name="Normal" style:family="paragraph">
      <style:paragraph-properties fo:margin-right="0.0361in" fo:text-indent="-0.25in"/>
    </style:style>
    <style:style style:name="P152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53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54" style:parent-style-name="Normal" style:family="paragraph">
      <style:paragraph-properties fo:margin-right="0.0361in" fo:text-indent="-0.25in"/>
    </style:style>
    <style:style style:name="T155" style:parent-style-name="Fuentedepárrafopredeter." style:family="text">
      <style:text-properties fo:font-weight="bold" style:font-weight-asian="bold"/>
    </style:style>
    <style:style style:name="P156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57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58" style:parent-style-name="Normal" style:family="paragraph">
      <style:paragraph-properties fo:margin-bottom="0.1in" fo:margin-right="0.0361in" fo:text-indent="-0.25in"/>
    </style:style>
    <style:style style:name="P159" style:parent-style-name="Normal" style:family="paragraph">
      <style:paragraph-properties fo:margin-bottom="0.0055in" fo:margin-right="2.2972in" fo:text-indent="-0.25in"/>
    </style:style>
    <style:style style:name="T16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1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62" style:parent-style-name="Normal" style:family="paragraph">
      <style:paragraph-properties fo:margin-right="2.2972in" fo:text-indent="-0.25in"/>
    </style:style>
    <style:style style:name="P163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6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65" style:parent-style-name="Normal" style:family="paragraph">
      <style:paragraph-properties fo:margin-bottom="0.1097in" fo:margin-right="0.0361in" fo:text-indent="-0.25in"/>
    </style:style>
    <style:style style:name="P166" style:parent-style-name="Normal" style:family="paragraph">
      <style:paragraph-properties fo:margin-bottom="0.2in" fo:margin-right="2.2972in" fo:text-indent="-0.25in"/>
    </style:style>
    <style:style style:name="T16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8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6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70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71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72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73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74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7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76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7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78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79" style:parent-style-name="Normal" style:family="paragraph">
      <style:paragraph-properties fo:margin-bottom="0.2437in" fo:margin-right="2.2972in" fo:text-indent="-0.25in"/>
    </style:style>
    <style:style style:name="T180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81" style:parent-style-name="Normal" style:family="paragraph">
      <style:paragraph-properties fo:text-align="end" fo:margin-bottom="0.1729in" fo:line-height="105%" fo:margin-left="0in" fo:text-indent="0in">
        <style:tab-stops/>
      </style:paragraph-properties>
    </style:style>
    <style:style style:name="T182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83" style:parent-style-name="Normal" style:family="paragraph">
      <style:paragraph-properties fo:margin-right="0.0361in" fo:text-indent="-0.25in"/>
    </style:style>
    <style:style style:name="P184" style:parent-style-name="Normal" style:family="paragraph">
      <style:paragraph-properties fo:text-align="end" fo:margin-bottom="0.1527in" fo:line-height="105%" fo:margin-left="0in" fo:text-indent="0in">
        <style:tab-stops/>
      </style:paragraph-properties>
    </style:style>
    <style:style style:name="T18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86" style:parent-style-name="Normal" style:family="paragraph">
      <style:paragraph-properties fo:margin-bottom="0in" fo:line-height="95%" fo:margin-left="0in" fo:margin-right="5.9083in" fo:text-indent="0in">
        <style:tab-stops/>
      </style:paragraph-properties>
    </style:style>
    <style:style style:name="T187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88" style:parent-style-name="Fuentedepárrafopredeter." style:family="text">
      <style:text-properties style:font-name="Calibri" style:font-name-asian="Calibri" style:font-name-complex="Calibri" fo:color="#000000" fo:font-size="12pt" style:font-size-asian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>
      <style:graphic-properties/>
    </style:style>
    <style:style style:family="graphic" style:name="a2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>
      <style:graphic-properties/>
    </style:style>
    <style:style style:family="graphic" style:name="a2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>
      <style:graphic-properties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>
      <style:graphic-properties/>
    </style:style>
    <style:style style:family="graphic" style:name="a3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ctividades – Entornos de desarrollo – Elemewntos de desarrollo de software<text:s/></text:span></text:p>
      <text:h text:style-name="P3" text:outline-level="1">Apuntes<text:span text:style-name="T4"><text:tab/></text:span></text:h>
      <text:p text:style-name="P5">1.<text:span text:style-name="T6"><text:s/></text:span>Elabora los apuntes de esta Unidad y guárdalos en GitHub en un repositorio llamado 'Apuntes_ED'. <text:s/></text:p>
      <text:p text:style-name="P7"><text:s/></text:p>
      <text:h text:style-name="P8" text:outline-level="1">Introducción<text:span text:style-name="T9"><text:tab/></text:span></text:h>
      <text:list text:style-name="LFO1" text:continue-numbering="true">
        <text:list-item>
          <text:p text:style-name="P10">Haz una clasificación del<text:s/>software.<text:s/></text:p>
        </text:list-item>
      </text:list>
      <text:p text:style-name="P11"><text:s/>Software de sistema, de aplicación y de desarrollo</text:p>
      <text:list text:style-name="LFO1" text:continue-numbering="true">
        <text:list-item>
          <text:p text:style-name="P12">Describe la relación que existe entre los componentes hardware principales de un computador y el almacenamiento y ejecución del software.<text:s/></text:p>
        </text:list-item>
      </text:list>
      <text:p text:style-name="P13"><text:s/>Disco duro: Almacena de forma permanente los<text:s/>datos.</text:p>
      <text:p text:style-name="P14">Memoria RAM: Almacena datos temporales. Carga todas las instrucciones que ejecuta la CPU.</text:p>
      <text:p text:style-name="P15">CPU: Lee y ejecuta las instrucciones almacenadas en la memoria RAM.</text:p>
      <text:p text:style-name="P16">E/S: muestra resultados, recoge datos de entrada, almacena datos…</text:p>
      <text:list text:style-name="LFO1" text:continue-numbering="true">
        <text:list-item>
          <text:p text:style-name="P17">Define los siguientes conceptos:<text:s/></text:p>
          <text:list text:continue-numbering="true">
            <text:list-item>
              <text:p text:style-name="P18">Código fuente.<text:s/><text:span text:style-name="T19">o</text:span><text:span text:style-name="T20"><text:s/></text:span>Código objeto.<text:s/></text:p>
            </text:list-item>
          </text:list>
        </text:list-item>
      </text:list>
      <text:p text:style-name="P21">Archivos de texto legible en un lenguaje de programación.</text:p>
      <text:p text:style-name="P22"/>
      <text:list text:style-name="LFO1" text:continue-numbering="true">
        <text:list-item>
          <text:list>
            <text:list-item>
              <text:p text:style-name="P23">Código ejecutable.<text:s/></text:p>
            </text:list-item>
          </text:list>
        </text:list-item>
      </text:list>
      <text:p text:style-name="P24">Archivo binario ejecutable.</text:p>
      <text:p text:style-name="P25"/>
      <text:p text:style-name="P26"/>
      <text:soft-page-break/>
      <text:h text:style-name="P27" text:outline-level="1">Ciclo<text:tab/>de<text:tab/>vida<text:tab/>del<text:tab/>sofware<text:span text:style-name="T28"><text:tab/></text:span></text:h>
      <text:list text:style-name="LFO2" text:continue-numbering="true">
        <text:list-item>
          <text:p text:style-name="P29">Define "Ciclo de vida del software".<text:s/></text:p>
        </text:list-item>
      </text:list>
      <text:p text:style-name="P30"><text:s/>Primero se tienen unos<text:s/>requerimientos sobre el software a desarrollar.</text:p>
      <text:p text:style-name="P31">Tras esto, se hace un diseño, un desarrollo, unas pruebas para comprobar los errores y arreglarlos, la publicación de dicho software y su mantenimiento.</text:p>
      <text:list text:style-name="LFO2" text:continue-numbering="true">
        <text:list-item>
          <text:p text:style-name="P32">Nombra las fases principales del desarrollo de software<text:s/>y explica brevemente que se hace en cada una de ellas.<text:s/></text:p>
        </text:list-item>
      </text:list>
      <text:p text:style-name="P33">ANÁLISIS: Determina y define las necesidades del cliente y especifica los requisitos que debe cumplir el software a desarrollar.</text:p>
      <text:p text:style-name="P34">DISEÑO: Se descompone y organiza el sistema en elementos componentes que pueden ser desarrollados por separado. Después se especifica la interrelación y funcionalidad de los elementos componentes.</text:p>
      <text:p text:style-name="P35">CODIFICACIÓN: Se escribe el código fuente de cada componente.</text:p>
      <text:p text:style-name="P36">PRUEBAS: Su objetivo principal es buscar que el software de errores<text:s/>para poder solucionarlos.</text:p>
      <text:p text:style-name="P37">DOCUMENTACIÓN: Su objetivo principal es explicar como se está realizando el código, para que otra persona lo entienda y pueda continuarlo.</text:p>
      <text:p text:style-name="P38">MANTENIMIENTO: Durante el uso del software, es necesario realizar cambios<text:s/>ocasionales. Para ello, tenemos que rehacer el trabajo de alguno de los puntos anteriores.</text:p>
      <text:p text:style-name="P39"><text:s/></text:p>
      <text:p text:style-name="P40"/>
      <text:p text:style-name="P41"/>
      <text:p text:style-name="P42"/>
      <text:p text:style-name="P43"/>
      <text:soft-page-break/>
      <text:list text:style-name="LFO2" text:continue-numbering="true">
        <text:list-item>
          <text:p text:style-name="P44">Explica brevemente en qué consiste el modelo en cascada cuando hablamos de desarrollo de software.<text:s/></text:p>
        </text:list-item>
      </text:list>
      <text:p text:style-name="P45"><text:s/>El desarrollo en cascada se basa en que necesitas de la parte que has hecho anteriormente para hacer el siguiente punto del software.</text:p>
      <text:p text:style-name="P46">Significa que no puedes hacer el paso 2 sin tener el 1, ya que lo necesitas para el paso 2. Al igual que necesitaras del paso 1 y 2 para hacer el 3.</text:p>
      <text:list text:style-name="LFO2" text:continue-numbering="true">
        <text:list-item>
          <text:p text:style-name="P47">Ventajas e inconvenientes del modelo en cascada.<text:s/></text:p>
        </text:list-item>
      </text:list>
      <text:p text:style-name="P48">Ventajas: Es un modelo lineal, con lo cual es más simple de implementar.</text:p>
      <text:p text:style-name="P49">La cantidad de recursos necesarios para implementarlo es mínima.</text:p>
      <text:p text:style-name="P50">La documentación se produce en cada etapa del desarrollo. Esto hace que su comprensión sea más sencilla.</text:p>
      <text:p text:style-name="P51">Desventajas: La principal desventaja es la imposibilidad de voler atrás.</text:p>
      <text:p text:style-name="P52">Si el cliente no es claro con los requisitos, puede complicarse a la hora de hacer cambios durante el desarrollo.</text:p>
      <text:p text:style-name="P53"><text:span text:style-name="T54">Hasta que no se ha terminado todo, no está en las manos del cliente. Lo que imposibilita saber si es lo que el cliente quería.</text:span><text:s/></text:p>
      <text:list text:style-name="LFO2" text:continue-numbering="true">
        <text:list-item>
          <text:p text:style-name="P55">¿Qué se<text:s/>entiende por verificación? ¿Y por validación?<text:s/></text:p>
        </text:list-item>
      </text:list>
      <text:p text:style-name="P56"><text:span text:style-name="T57">Verificar significa comprobar que cada paso se ha hecho, en cambio, validar significa comprobar que se han hecho todos los pasos.</text:span><text:s/></text:p>
      <text:list text:style-name="LFO2" text:continue-numbering="true">
        <text:list-item>
          <text:p text:style-name="P58">Explica<text:s/>cómo<text:s/>funciona el modelo de desarrollo mediante creación de prototipos.<text:s/></text:p>
        </text:list-item>
      </text:list>
      <text:p text:style-name="P59"><text:s/>El modelo de creación de prototipos consiste en crear una versión sencilla y rápida, para concretar los requisitos del cliente.</text:p>
      <text:list text:style-name="LFO2" text:continue-numbering="true">
        <text:list-item>
          <text:p text:style-name="P60">Explica<text:s/>cómo<text:s/>funciona el modelo espiral cuando se aplica al desarrollo orientado a objetos.<text:s/></text:p>
        </text:list-item>
      </text:list>
      <text:p text:style-name="P61"><text:span text:style-name="T62"><draw:frame draw:z-index="251653120" draw:style-name="a0" draw:name="Group 3231" text:anchor-type="paragraph" svg:x="-0.00424in" svg:y="-0.00438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list text:style-name="LFO2" text:continue-numbering="true">
        <text:list-item>
          <text:p text:style-name="P63">¿Qué cuatro<text:s/>principios rigen el desarrollo ágil expresados en el Manifiesto Ágil?<text:s/></text:p>
        </text:list-item>
      </text:list>
      <text:p text:style-name="P64"><text:span text:style-name="T65"><draw:frame draw:z-index="251654144" draw:style-name="a1" draw:name="Group 3232" text:anchor-type="paragraph" svg:x="-0.00424in" svg:y="-0.00438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list text:style-name="LFO2" text:continue-numbering="true">
        <text:list-item>
          <text:p text:style-name="P66">¿Qué es una<text:s/><text:span text:style-name="T67">historia de usuario</text:span>? Consulta el siguiente enlace:<text:s/><text:span text:style-name="T68">o</text:span><text:span text:style-name="T69"><text:s/></text:span><text:span text:style-name="T70">https://es.wikipedia.org/wiki/Historias_de_usuario</text:span><text:s/></text:p>
        </text:list-item>
      </text:list>
      <text:soft-page-break/>
      <text:p text:style-name="P71"><text:span text:style-name="T72"><draw:frame draw:z-index="251655168" draw:style-name="a2" draw:name="Group 3233" text:anchor-type="paragraph" svg:x="-0.00354in" svg:y="-0.00465in" svg:width="5.39667in" svg:height="0.01667in" style:rel-width="scale" style:rel-height="scale"><draw:image xlink:href="media/image2.png" xlink:type="simple" xlink:show="embed" xlink:actuate="onLoad"/><svg:title/><svg:desc/></draw:frame></text:span><text:s/></text:p>
      <text:list text:style-name="LFO2" text:continue-numbering="true">
        <text:list-item>
          <text:p text:style-name="P73">Haz un resumen sobre que se entiende por<text:s/><text:span text:style-name="T74">Lean software</text:span><text:s/>y qué principios lo rigen. Consulta el siguiente enlace:<text:s/><text:span text:style-name="T75">o</text:span><text:span text:style-name="T76"><text:s/></text:span><text:span text:style-name="T77">https://es.wikipedia.org/wiki/Lean_software_development</text:span><text:s/></text:p>
        </text:list-item>
      </text:list>
      <text:p text:style-name="P78"><text:span text:style-name="T79"><draw:frame draw:z-index="251656192" draw:style-name="a3" draw:name="Group 3234" text:anchor-type="paragraph" svg:x="-0.00354in" svg:y="-0.00438in" svg:width="5.39667in" svg:height="0.01667in" style:rel-width="scale" style:rel-height="scale"><draw:image xlink:href="media/image3.png" xlink:type="simple" xlink:show="embed" xlink:actuate="onLoad"/><svg:title/><svg:desc/></draw:frame></text:span><text:s/></text:p>
      <text:list text:style-name="LFO2" text:continue-numbering="true">
        <text:list-item>
          <text:p text:style-name="P80">KANBAN. Estudia las ventajas e inconvenientes de tener una pizarra web digital para la metodología Kanban. Puedes consultar los siguientes enlaces:<text:s/></text:p>
        </text:list-item>
      </text:list>
      <text:p text:style-name="P81"><text:span text:style-name="T82">o</text:span><text:span text:style-name="T83"><text:s/></text:span><text:span text:style-name="T84">https://leankit.com/learn/kanban/kanban-board/</text:span><text:s/><text:span text:style-name="T85">o</text:span><text:span text:style-name="T86"><text:s/></text:span><text:span text:style-name="T87">https://trello.com/es</text:span><text:s/><text:span text:style-name="T88">o</text:span><text:span text:style-name="T89"><text:s/></text:span><text:span text:style-name="T90">https://taiga.io/</text:span><text:s/><text:span text:style-name="T91">o</text:span><text:span text:style-name="T92"><text:s/></text:span><text:span text:style-name="T93">https://kanbantool.com/es/</text:span><text:s/></text:p>
      <text:p text:style-name="P94"><text:span text:style-name="T95"><draw:g draw:name="Group 3235" draw:id="id2" draw:style-name="a6" text:anchor-type="as-char"><svg:title/><svg:desc/><draw:frame draw:id="id0" draw:style-name="a4" draw:name="Picture 3850" svg:x="0in" svg:y="0in" svg:width="5.91667in" svg:height="0.01667in" style:rel-width="scale" style:rel-height="scale"><draw:image xlink:href="media/image4.png" xlink:type="simple" xlink:show="embed" xlink:actuate="onLoad"/><svg:title/><svg:desc/></draw:frame><draw:frame draw:id="id1" draw:style-name="a5" draw:name="Picture 3851" svg:x="0in" svg:y="0in" svg:width="5.91667in" svg:height="0.01667in" style:rel-width="scale" style:rel-height="scale"><draw:image xlink:href="media/image4.png" xlink:type="simple" xlink:show="embed" xlink:actuate="onLoad"/><svg:title/><svg:desc/></draw:frame></draw:g></text:span><text:s/></text:p>
      <text:list text:style-name="LFO3" text:continue-numbering="true">
        <text:list-item>
          <text:p text:style-name="P96">KANBAN. Haz un resumen de la metodología Kanban e indica sus diferencias frente a SCRUM. Puedes consultar el<text:s/>siguiente enlace:<text:s/><text:span text:style-name="T97">o</text:span><text:span text:style-name="T98"><text:s/></text:span><text:span text:style-name="T99">https://es.atlassian.com/agile/kanban</text:span><text:s/></text:p>
        </text:list-item>
      </text:list>
      <text:p text:style-name="P100"><text:span text:style-name="T101"><draw:frame draw:z-index="251657216" draw:style-name="a7" draw:name="Group 3430" text:anchor-type="paragraph" svg:x="-0.00354in" svg:y="-0.0041in" svg:width="5.39667in" svg:height="0.01667in" style:rel-width="scale" style:rel-height="scale"><draw:image xlink:href="media/image5.png" xlink:type="simple" xlink:show="embed" xlink:actuate="onLoad"/><svg:title/><svg:desc/></draw:frame></text:span><text:s/></text:p>
      <text:list text:style-name="LFO3" text:continue-numbering="true">
        <text:list-item>
          <text:p text:style-name="P102">SCRUM. Explica como funciona Scrum. Consulta los siguientes enlaces:<text:s/></text:p>
          <text:list text:continue-numbering="true">
            <text:list-item>
              <text:p text:style-name="P103"><text:span text:style-name="T104">https://proyectosagiles.org/que-es-scrum/</text:span><text:s/><text:span text:style-name="T105">o</text:span><text:span text:style-name="T106"><text:s/></text:span><text:span text:style-name="T107">https://proyectosagiles.org/como-funciona-scrum/</text:span><text:s/></text:p>
            </text:list-item>
          </text:list>
        </text:list-item>
      </text:list>
      <text:p text:style-name="P108"><text:span text:style-name="T109"><draw:frame draw:z-index="251658240" draw:style-name="a8" draw:name="Group 3431" text:anchor-type="paragraph" svg:x="-0.00354in" svg:y="-0.00493in" svg:width="5.39667in" svg:height="0.01667in" style:rel-width="scale" style:rel-height="scale"><draw:image xlink:href="media/image6.png" xlink:type="simple" xlink:show="embed" xlink:actuate="onLoad"/><svg:title/><svg:desc/></draw:frame></text:span><text:s/></text:p>
      <text:list text:style-name="LFO3" text:continue-numbering="true">
        <text:list-item>
          <text:p text:style-name="P110">SCRUM. Define los siguientes términos:<text:s/></text:p>
          <text:list text:continue-numbering="true">
            <text:list-item>
              <text:p text:style-name="P111">Product backlog.<text:s/><text:span text:style-name="T112">o</text:span><text:span text:style-name="T113"><text:s/></text:span>Sprint backlog.<text:s/></text:p>
            </text:list-item>
          </text:list>
        </text:list-item>
      </text:list>
      <text:p text:style-name="P114"><text:span text:style-name="T115"><draw:g draw:name="Group 3432" draw:id="id5" draw:style-name="a11" text:anchor-type="as-char"><svg:title/><svg:desc/><draw:frame draw:id="id3" draw:style-name="a9" draw:name="Picture 3854" svg:x="0in" svg:y="0in" svg:width="5.39667in" svg:height="0.01667in" style:rel-width="scale" style:rel-height="scale"><draw:image xlink:href="media/image2.png" xlink:type="simple" xlink:show="embed" xlink:actuate="onLoad"/><svg:title/><svg:desc/></draw:frame><draw:frame draw:id="id4" draw:style-name="a10" draw:name="Picture 3855" svg:x="0in" svg:y="0in" svg:width="5.39667in" svg:height="0.01667in" style:rel-width="scale" style:rel-height="scale"><draw:image xlink:href="media/image2.png" xlink:type="simple" xlink:show="embed" xlink:actuate="onLoad"/><svg:title/><svg:desc/></draw:frame></draw:g></text:span><text:s/></text:p>
      <text:list text:style-name="LFO3" text:continue-numbering="true">
        <text:list-item>
          <text:p text:style-name="P116">SCRUM. En la terminología Scrum qué terminos se utilizan como sinónimo de:<text:s/></text:p>
          <text:list text:continue-numbering="true">
            <text:list-item>
              <text:p text:style-name="P117">Jefe de proyecto.<text:s/></text:p>
            </text:list-item>
            <text:list-item>
              <text:p text:style-name="P118">Cliente.<text:s/><text:span text:style-name="T119">o</text:span><text:span text:style-name="T120"><text:s/></text:span>Equipo de desarrollo.<text:s/></text:p>
            </text:list-item>
          </text:list>
        </text:list-item>
      </text:list>
      <text:p text:style-name="P121"><text:span text:style-name="T122"><draw:frame draw:z-index="251659264" draw:style-name="a12" draw:name="Group 3433" text:anchor-type="paragraph" svg:x="-0.00354in" svg:y="-0.00493in" svg:width="5.39667in" svg:height="0.01667in" style:rel-width="scale" style:rel-height="scale"><draw:image xlink:href="media/image6.png" xlink:type="simple" xlink:show="embed" xlink:actuate="onLoad"/><svg:title/><svg:desc/></draw:frame></text:span><text:s/></text:p>
      <text:list text:style-name="LFO3" text:continue-numbering="true">
        <text:list-item>
          <text:p text:style-name="P123">SCRUM. Haz un resumen de los requisitos para poder utilizar Scrum.<text:s/>Consulta el siguiente enlace: <text:s/><text:span text:style-name="T124">o</text:span><text:span text:style-name="T125"><text:s/></text:span><text:span text:style-name="T126">https://proyectosagiles.org/requisitos-de-scrum/</text:span><text:s/></text:p>
        </text:list-item>
      </text:list>
      <text:p text:style-name="P127"><text:span text:style-name="T128"><draw:frame draw:z-index="251660288" draw:style-name="a13" draw:name="Group 3434" text:anchor-type="paragraph" svg:x="-0.00354in" svg:y="-0.00465in" svg:width="5.39667in" svg:height="0.01667in" style:rel-width="scale" style:rel-height="scale"><draw:image xlink:href="media/image2.png" xlink:type="simple" xlink:show="embed" xlink:actuate="onLoad"/><svg:title/><svg:desc/></draw:frame></text:span><text:s/></text:p>
      <text:soft-page-break/>
      <text:list text:style-name="LFO3" text:continue-numbering="true">
        <text:list-item>
          <text:p text:style-name="P129">XP. Explica los 5 valores de la Programación Extrema.<text:s/></text:p>
        </text:list-item>
      </text:list>
      <text:p text:style-name="P130"><text:span text:style-name="T131"><draw:frame draw:z-index="251661312" draw:style-name="a14" draw:name="Group 3435" text:anchor-type="paragraph" svg:x="-0.00424in" svg:y="-0.00465in" svg:width="5.65667in" svg:height="0.01667in" style:rel-width="scale" style:rel-height="scale"><draw:image xlink:href="media/image7.png" xlink:type="simple" xlink:show="embed" xlink:actuate="onLoad"/><svg:title/><svg:desc/></draw:frame></text:span><text:s/></text:p>
      <text:list text:style-name="LFO3" text:continue-numbering="true">
        <text:list-item>
          <text:p text:style-name="P132">XP. ¿Cuáles son las características distintivas de XP frente a otras metodologías ágiles? Explícalas. Puedes consultar el siguiente enlace:<text:s/></text:p>
          <text:list text:continue-numbering="true">
            <text:list-item>
              <text:p text:style-name="P133"><text:span text:style-name="T134">http://www.davidvalverde.com/blog/introduccion-a-la-programacionextrema-xp/</text:span><text:s/></text:p>
            </text:list-item>
          </text:list>
        </text:list-item>
      </text:list>
      <text:p text:style-name="P135"><text:span text:style-name="T136"><draw:frame draw:z-index="251662336" draw:style-name="a15" draw:name="Group 3436" text:anchor-type="paragraph" svg:x="-0.00354in" svg:y="-0.00493in" svg:width="5.39667in" svg:height="0.01667in" style:rel-width="scale" style:rel-height="scale"><draw:image xlink:href="media/image6.png" xlink:type="simple" xlink:show="embed" xlink:actuate="onLoad"/><svg:title/><svg:desc/></draw:frame></text:span><text:s/></text:p>
      <text:h text:style-name="P137" text:outline-level="1">Lenguajes<text:tab/>de<text:tab/>programación<text:span text:style-name="T138"><text:tab/></text:span></text:h>
      <text:list text:style-name="LFO4" text:continue-numbering="true">
        <text:list-item>
          <text:p text:style-name="P139">¿Qué diferencia existe entre los lenguajes declarativos y los imperativos?. Nombra al menos 2 de cada tipo.<text:s/></text:p>
        </text:list-item>
      </text:list>
      <text:p text:style-name="P140"><text:span text:style-name="T141"><draw:g draw:name="Group 3242" draw:id="id8" draw:style-name="a18" text:anchor-type="as-char"><svg:title/><svg:desc/><draw:frame draw:id="id6" draw:style-name="a16" draw:name="Picture 3860" svg:x="0in" svg:y="0in" svg:width="5.65667in" svg:height="0.02in" style:rel-width="scale" style:rel-height="scale"><draw:image xlink:href="media/image8.png" xlink:type="simple" xlink:show="embed" xlink:actuate="onLoad"/><svg:title/><svg:desc/></draw:frame><draw:frame draw:id="id7" draw:style-name="a17" draw:name="Picture 3861" svg:x="0in" svg:y="0in" svg:width="5.65667in" svg:height="0.02in" style:rel-width="scale" style:rel-height="scale"><draw:image xlink:href="media/image8.png" xlink:type="simple" xlink:show="embed" xlink:actuate="onLoad"/><svg:title/><svg:desc/></draw:frame></draw:g></text:span><text:s/></text:p>
      <text:list text:style-name="LFO4" text:continue-numbering="true">
        <text:list-item>
          <text:p text:style-name="P142">¿Explica qué es compilar? ¿Explica qué es interpretar?<text:s/></text:p>
        </text:list-item>
      </text:list>
      <text:p text:style-name="P143"><text:span text:style-name="T144"><draw:g draw:name="Group 3243" draw:id="id11" draw:style-name="a21" text:anchor-type="as-char"><svg:title/><svg:desc/><draw:frame draw:id="id9" draw:style-name="a19" draw:name="Picture 3862" svg:x="0in" svg:y="0in" svg:width="5.65667in" svg:height="0.02in" style:rel-width="scale" style:rel-height="scale"><draw:image xlink:href="media/image8.png" xlink:type="simple" xlink:show="embed" xlink:actuate="onLoad"/><svg:title/><svg:desc/></draw:frame><draw:frame draw:id="id10" draw:style-name="a20" draw:name="Picture 3863" svg:x="0in" svg:y="0in" svg:width="5.65667in" svg:height="0.02in" style:rel-width="scale" style:rel-height="scale"><draw:image xlink:href="media/image8.png" xlink:type="simple" xlink:show="embed" xlink:actuate="onLoad"/><svg:title/><svg:desc/></draw:frame></draw:g></text:span><text:s/></text:p>
      <text:list text:style-name="LFO4" text:continue-numbering="true">
        <text:list-item>
          <text:p text:style-name="P145">Ventajas de los lenguajes compilados.<text:s/></text:p>
        </text:list-item>
      </text:list>
      <text:p text:style-name="P146"><text:span text:style-name="T147"><draw:frame draw:z-index="251663360" draw:style-name="a22" draw:name="Group 3244" text:anchor-type="paragraph" svg:x="-0.00424in" svg:y="-0.00637in" svg:width="5.65667in" svg:height="0.02in" style:rel-width="scale" style:rel-height="scale"><draw:image xlink:href="media/image8.png" xlink:type="simple" xlink:show="embed" xlink:actuate="onLoad"/><svg:title/><svg:desc/></draw:frame></text:span><text:s/></text:p>
      <text:list text:style-name="LFO4" text:continue-numbering="true">
        <text:list-item>
          <text:p text:style-name="P148">Ventajas de los lenguajes interpretados.<text:s/></text:p>
        </text:list-item>
      </text:list>
      <text:p text:style-name="P149"><text:span text:style-name="T150"><draw:frame draw:z-index="251664384" draw:style-name="a23" draw:name="Group 3245" text:anchor-type="paragraph" svg:x="-0.00424in" svg:y="-0.00637in" svg:width="5.65667in" svg:height="0.02in" style:rel-width="scale" style:rel-height="scale"><draw:image xlink:href="media/image8.png" xlink:type="simple" xlink:show="embed" xlink:actuate="onLoad"/><svg:title/><svg:desc/></draw:frame></text:span><text:s/></text:p>
      <text:list text:style-name="LFO4" text:continue-numbering="true">
        <text:list-item>
          <text:p text:style-name="P151">Nombra 2 lenguajes compilados y otros 2 interpretados.<text:s/></text:p>
        </text:list-item>
      </text:list>
      <text:p text:style-name="P152"><text:span text:style-name="T153"><draw:g draw:name="Group 3246" draw:id="id14" draw:style-name="a26" text:anchor-type="as-char"><svg:title/><svg:desc/><draw:frame draw:id="id12" draw:style-name="a24" draw:name="Picture 3866" svg:x="0in" svg:y="0in" svg:width="5.65667in" svg:height="0.02in" style:rel-width="scale" style:rel-height="scale"><draw:image xlink:href="media/image8.png" xlink:type="simple" xlink:show="embed" xlink:actuate="onLoad"/><svg:title/><svg:desc/></draw:frame><draw:frame draw:id="id13" draw:style-name="a25" draw:name="Picture 3867" svg:x="0in" svg:y="0in" svg:width="5.65667in" svg:height="0.02in" style:rel-width="scale" style:rel-height="scale"><draw:image xlink:href="media/image8.png" xlink:type="simple" xlink:show="embed" xlink:actuate="onLoad"/><svg:title/><svg:desc/></draw:frame></draw:g></text:span><text:s/></text:p>
      <text:list text:style-name="LFO4" text:continue-numbering="true">
        <text:list-item>
          <text:p text:style-name="P154">¿Puede considerarse código objeto el<text:s/><text:span text:style-name="T155">bytecode</text:span><text:s/>generado en Java tras la compilación? Explica la respuesta.<text:s/></text:p>
        </text:list-item>
      </text:list>
      <text:p text:style-name="P156"><text:span text:style-name="T157"><draw:frame draw:z-index="251665408" draw:style-name="a27" draw:name="Group 3247" text:anchor-type="paragraph" svg:x="-0.00424in" svg:y="-0.00359in" svg:width="5.65667in" svg:height="0.01667in" style:rel-width="scale" style:rel-height="scale"><draw:image xlink:href="media/image9.png" xlink:type="simple" xlink:show="embed" xlink:actuate="onLoad"/><svg:title/><svg:desc/></draw:frame></text:span><text:s/></text:p>
      <text:list text:style-name="LFO4" text:continue-numbering="true">
        <text:list-item>
          <text:p text:style-name="P158">Pon un ejemplo de lenguaje de los siguientes tipos:<text:s/></text:p>
          <text:list text:continue-numbering="true">
            <text:list-item>
              <text:p text:style-name="P159">Bajo nivel.<text:s/><text:span text:style-name="T160">o</text:span><text:span text:style-name="T161"><text:s/></text:span>Nivel medio.<text:s/></text:p>
            </text:list-item>
            <text:list-item>
              <text:p text:style-name="P162">Alto nivel.<text:s/></text:p>
            </text:list-item>
          </text:list>
        </text:list-item>
      </text:list>
      <text:p text:style-name="P163"><text:span text:style-name="T164"><draw:g draw:name="Group 3249" draw:id="id17" draw:style-name="a30" text:anchor-type="as-char"><svg:title/><svg:desc/><draw:frame draw:id="id15" draw:style-name="a28" draw:name="Picture 3869" svg:x="0in" svg:y="0in" svg:width="5.39667in" svg:height="0.02in" style:rel-width="scale" style:rel-height="scale"><draw:image xlink:href="media/image10.png" xlink:type="simple" xlink:show="embed" xlink:actuate="onLoad"/><svg:title/><svg:desc/></draw:frame><draw:frame draw:id="id16" draw:style-name="a29" draw:name="Picture 3870" svg:x="0in" svg:y="0in" svg:width="5.39667in" svg:height="0.02in" style:rel-width="scale" style:rel-height="scale"><draw:image xlink:href="media/image10.png" xlink:type="simple" xlink:show="embed" xlink:actuate="onLoad"/><svg:title/><svg:desc/></draw:frame></draw:g></text:span><text:s/></text:p>
      <text:list text:style-name="LFO4" text:continue-numbering="true">
        <text:list-item>
          <text:p text:style-name="P165">¿Qué paradigma de programación siguen los siguientes lenguajes?<text:s/></text:p>
          <text:soft-page-break/>
          <text:list text:continue-numbering="true">
            <text:list-item>
              <text:p text:style-name="P166">C <text:s/><text:span text:style-name="T167">o</text:span><text:span text:style-name="T168"><text:s/></text:span>C++<text:s/><text:span text:style-name="T169">o</text:span><text:span text:style-name="T170"><text:s/></text:span>SQL<text:s/><text:span text:style-name="T171">o</text:span><text:span text:style-name="T172"><text:s/></text:span>Java<text:s/><text:span text:style-name="T173">o</text:span><text:span text:style-name="T174"><text:s/></text:span>Javascript<text:s/><text:span text:style-name="T175">o</text:span><text:span text:style-name="T176"><text:s/></text:span>Lisp<text:s/><text:span text:style-name="T177">o</text:span><text:span text:style-name="T178"><text:s/></text:span>Prolog Puedes consultar el siguiente enlace:<text:s/></text:p>
            </text:list-item>
            <text:list-item>
              <text:p text:style-name="P179"><text:span text:style-name="T180">https://es.wikipedia.org/wiki/Paradigma_de_programaci%C3%B3n</text:span><text:s/></text:p>
            </text:list-item>
          </text:list>
        </text:list-item>
      </text:list>
      <text:p text:style-name="P181"><text:span text:style-name="T182"><draw:frame draw:z-index="251666432" draw:style-name="a31" draw:name="Group 3765" text:anchor-type="paragraph" svg:x="-0.00354in" svg:y="-0.00493in" svg:width="5.39667in" svg:height="0.01667in" style:rel-width="scale" style:rel-height="scale"><draw:image xlink:href="media/image6.png" xlink:type="simple" xlink:show="embed" xlink:actuate="onLoad"/><svg:title/><svg:desc/></draw:frame></text:span><text:s/></text:p>
      <text:list text:style-name="LFO4" text:continue-numbering="true">
        <text:list-item>
          <text:p text:style-name="P183">Explica qué criterios pueden seguirse a la hora de elegir un lenguade de programación para el desarrollo<text:s/>software.<text:s/></text:p>
        </text:list-item>
      </text:list>
      <text:p text:style-name="P184"><text:span text:style-name="T185"><draw:frame draw:z-index="251667456" draw:style-name="a32" draw:name="Group 3766" text:anchor-type="paragraph" svg:x="-0.00424in" svg:y="-0.00438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p text:style-name="P186"><text:span text:style-name="T187"><text:s/></text:span><text:span text:style-name="T18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mbria" style:font-name-asian="Cambria" style:font-name-complex="Cambria" fo:font-weight="bold" style:font-weight-asian="bold" fo:color="#DD4814" fo:font-size="27pt" style:font-size-asian="27pt" style:text-underline-type="single" style:text-underline-style="solid" style:text-underline-width="auto" style:text-underline-mode="continuous" style:text-underline-color="#DD4814" fo:hyphenate="false"/>
    </style:style>
    <style:style style:name="Normal" style:display-name="Normal" style:family="paragraph">
      <style:paragraph-properties fo:margin-bottom="0.2319in" fo:line-height="110%" fo:margin-left="0.0166in" fo:text-indent="-0.0069in">
        <style:tab-stops/>
      </style:paragraph-properties>
      <style:text-properties style:font-name="Tahoma" style:font-name-asian="Tahoma" style:font-name-complex="Tahoma" fo:color="#333333" fo:font-size="11.5pt" style:font-size-asian="11.5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mbria" style:font-name-asian="Cambria" style:font-name-complex="Cambria" fo:font-weight="bold" style:font-weight-asian="bold" fo:color="#DD4814" fo:font-size="27pt" style:font-size-asian="27pt" style:text-underline-type="single" style:text-underline-style="solid" style:text-underline-width="auto" style:text-underline-mode="continuous" style:text-underline-color="#DD481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2" style:family="text">
      <style:text-properties style:font-name="Symbol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3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4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5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6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7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8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9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3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3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4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1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1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2LVL2" text:bullet-char="">
        <style:list-level-properties text:space-before="0.752in" text:min-label-width="0in" text:list-level-position-and-space-mode="label-alignment">
          <style:list-level-label-alignment text:label-followed-by="listtab" fo:margin-left="0.752in" fo:text-indent="0in"/>
        </style:list-level-properties>
        <style:text-properties style:font-name="Symbol"/>
      </text:list-level-style-bullet>
      <text:list-level-style-number text:level="3" text:style-name="WW_CharLFO2LVL3" style:num-format="i">
        <style:list-level-properties text:space-before="1.252in" text:min-label-width="0in" text:list-level-position-and-space-mode="label-alignment">
          <style:list-level-label-alignment text:label-followed-by="listtab" fo:margin-left="1.252in" fo:text-indent="0in"/>
        </style:list-level-properties>
      </text:list-level-style-number>
      <text:list-level-style-number text:level="4" text:style-name="WW_CharLFO2LVL4" style:num-format="1">
        <style:list-level-properties text:space-before="1.752in" text:min-label-width="0in" text:list-level-position-and-space-mode="label-alignment">
          <style:list-level-label-alignment text:label-followed-by="listtab" fo:margin-left="1.75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2in" text:min-label-width="0in" text:list-level-position-and-space-mode="label-alignment">
          <style:list-level-label-alignment text:label-followed-by="listtab" fo:margin-left="2.252in" fo:text-indent="0in"/>
        </style:list-level-properties>
      </text:list-level-style-number>
      <text:list-level-style-number text:level="6" text:style-name="WW_CharLFO2LVL6" style:num-format="i">
        <style:list-level-properties text:space-before="2.752in" text:min-label-width="0in" text:list-level-position-and-space-mode="label-alignment">
          <style:list-level-label-alignment text:label-followed-by="listtab" fo:margin-left="2.752in" fo:text-indent="0in"/>
        </style:list-level-properties>
      </text:list-level-style-number>
      <text:list-level-style-number text:level="7" text:style-name="WW_CharLFO2LVL7" style:num-format="1">
        <style:list-level-properties text:space-before="3.252in" text:min-label-width="0in" text:list-level-position-and-space-mode="label-alignment">
          <style:list-level-label-alignment text:label-followed-by="listtab" fo:margin-left="3.25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2in" text:min-label-width="0in" text:list-level-position-and-space-mode="label-alignment">
          <style:list-level-label-alignment text:label-followed-by="listtab" fo:margin-left="3.752in" fo:text-indent="0in"/>
        </style:list-level-properties>
      </text:list-level-style-number>
      <text:list-level-style-number text:level="9" text:style-name="WW_CharLFO2LVL9" style:num-format="i">
        <style:list-level-properties text:space-before="4.252in" text:min-label-width="0in" text:list-level-position-and-space-mode="label-alignment">
          <style:list-level-label-alignment text:label-followed-by="listtab" fo:margin-left="4.25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3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Courier New"/>
      </text:list-level-style-bullet>
      <text:list-level-style-bullet text:level="7" text:style-name="WW_CharLFO3LVL7" text:bullet-char="•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Courier New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4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4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4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style:page-layout style:name="PL0">
      <style:page-layout-properties fo:page-width="8.2638in" fo:page-height="11.6944in" style:print-orientation="portrait" fo:margin-top="0.9819in" fo:margin-left="1.1798in" fo:margin-bottom="1.0048in" fo:margin-right="1.13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- Documento1</dc:title>
    <dc:subject/>
    <meta:initial-creator>Diurno</meta:initial-creator>
    <dc:creator>Diurno</dc:creator>
    <meta:creation-date>2020-09-10T09:56:00Z</meta:creation-date>
    <dc:date>2020-09-10T11:19:00Z</dc:date>
    <meta:template xlink:href="Normal" xlink:type="simple"/>
    <meta:editing-cycles>7</meta:editing-cycles>
    <meta:editing-duration>PT4140S</meta:editing-duration>
    <meta:document-statistic meta:page-count="6" meta:paragraph-count="12" meta:word-count="937" meta:character-count="6079" meta:row-count="42" meta:non-whitespace-character-count="5154"/>
  </office:meta>
</office:document-meta>
</file>